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dc2300" draw:fill="none" draw:textarea-vertical-align="middle"/>
    </style:style>
    <style:style style:name="gr6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fo:color="#dc2300" fo:font-size="9pt" style:font-size-asian="9pt" style:font-size-complex="9pt"/>
    </style:style>
    <style:style style:name="P5" style:family="paragraph">
      <style:text-properties fo:color="#00ae00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dc2300" fo:font-size="9pt" style:font-size-asian="9pt" style:font-size-complex="9pt"/>
    </style:style>
    <style:style style:name="T3" style:family="text">
      <style:text-properties fo:color="#00ae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8.382cm" svg:height="4.064cm" svg:x="4.81cm" svg:y="2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4cm" svg:height="1.27cm" svg:x="5.572cm" svg:y="2.9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21cm" svg:height="2.794cm" svg:x="9.509cm" svg:y="2.9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.54cm" svg:y1="4.838cm" svg:x2="9.509cm" svg:y2="4.838cm">
          <text:p/>
        </draw:line>
        <draw:frame draw:style-name="gr3" draw:layer="layout" svg:width="1.174cm" svg:height="0.47cm" svg:x="6.207cm" svg:y="3.60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3" draw:layer="layout" svg:width="2.119cm" svg:height="0.607cm" svg:x="5.739cm" svg:y="2.961cm">
          <draw:text-box>
            <text:p><text:span text:style-name="T1">compilation</text:span></text:p>
          </draw:text-box>
        </draw:frame>
        <draw:line draw:style-name="gr2" draw:text-style-name="P1" draw:layer="layout" svg:x1="3.54cm" svg:y1="3.568cm" svg:x2="5.572cm" svg:y2="3.568cm">
          <text:p/>
        </draw:line>
        <draw:frame draw:style-name="gr3" draw:layer="layout" svg:width="0.466cm" svg:height="0.47cm" svg:x="9.805cm" svg:y="3.98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3" draw:layer="layout" svg:width="1.958cm" svg:height="0.607cm" svg:x="10.144cm" svg:y="3.949cm">
          <draw:text-box>
            <text:p><text:span text:style-name="T1">interpreter</text:span></text:p>
          </draw:text-box>
        </draw:frame>
        <draw:line draw:style-name="gr2" draw:text-style-name="P1" draw:layer="layout" svg:x1="8.112cm" svg:y1="3.568cm" svg:x2="9.509cm" svg:y2="3.568cm">
          <text:p/>
        </draw:line>
        <draw:line draw:style-name="gr5" draw:text-style-name="P1" draw:layer="layout" svg:x1="6.842cm" svg:y1="4.203cm" svg:x2="6.842cm" svg:y2="8.648cm">
          <text:p/>
        </draw:line>
        <draw:line draw:style-name="gr5" draw:text-style-name="P1" draw:layer="layout" svg:x1="11.033cm" svg:y1="7.378cm" svg:x2="11.033cm" svg:y2="5.727cm">
          <text:p/>
        </draw:line>
        <draw:frame draw:style-name="gr4" draw:text-style-name="P4" draw:layer="layout" svg:width="2.758cm" svg:height="0.607cm" svg:x="13.101cm" svg:y="8.267cm">
          <draw:text-box>
            <text:p><text:span text:style-name="T2">Static type error</text:span></text:p>
          </draw:text-box>
        </draw:frame>
        <draw:line draw:style-name="gr6" draw:text-style-name="P1" draw:layer="layout" svg:x1="6.842cm" svg:y1="8.648cm" svg:x2="13.192cm" svg:y2="8.648cm">
          <text:p/>
        </draw:line>
        <draw:line draw:style-name="gr6" draw:text-style-name="P1" draw:layer="layout" svg:x1="11.033cm" svg:y1="7.378cm" svg:x2="13.192cm" svg:y2="7.378cm">
          <text:p/>
        </draw:line>
        <draw:frame draw:style-name="gr4" draw:text-style-name="P4" draw:layer="layout" svg:width="2.449cm" svg:height="0.607cm" svg:x="13.192cm" svg:y="6.997cm">
          <draw:text-box>
            <text:p><text:span text:style-name="T2">Runtime error</text:span></text:p>
          </draw:text-box>
        </draw:frame>
        <draw:line draw:style-name="gr7" draw:text-style-name="P1" draw:layer="layout" svg:x1="12.43cm" svg:y1="4.457cm" svg:x2="14.97cm" svg:y2="4.457cm">
          <text:p/>
        </draw:line>
        <draw:frame draw:style-name="gr4" draw:text-style-name="P5" draw:layer="layout" svg:width="1.62cm" svg:height="0.607cm" svg:x="14.843cm" svg:y="3.949cm">
          <draw:text-box>
            <text:p><text:span text:style-name="T3">Outputs</text:span></text:p>
          </draw:text-box>
        </draw:frame>
        <draw:frame draw:style-name="gr4" draw:text-style-name="P5" draw:layer="layout" svg:width="2.17cm" svg:height="0.607cm" svg:x="14.832cm" svg:y="4.329cm">
          <draw:text-box>
            <text:p><text:span text:style-name="T3">Side effects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4T13:56:08</meta:creation-date>
    <dc:date>2012-05-19T13:58:44</dc:date>
    <meta:editing-duration>PT18M15S</meta:editing-duration>
    <meta:editing-cycles>3</meta:editing-cycles>
    <meta:generator>LibreOffice/3.4$Linux LibreOffice_project/340m1$Build-402</meta:generator>
    <meta:document-statistic meta:object-count="19"/>
  </office:meta>
</office:document-meta>
</file>

<file path=Object 1/content.xml><?xml version="1.0" encoding="utf-8"?>
<math xmlns="http://www.w3.org/1998/Math/MathML">
  <semantics>
    <mrow>
      <mrow>
        <mi>L</mi>
        <mo stretchy="false">→</mo>
        <mover accent="true">
          <mi>L</mi>
          <mo stretchy="false">̃</mo>
        </mover>
      </mrow>
    </mrow>
    <annotation encoding="StarMath 5.0">L toward widetilde L</annotation>
  </semantics>
</math>
</file>

<file path=Object 2/content.xml><?xml version="1.0" encoding="utf-8"?>
<math xmlns="http://www.w3.org/1998/Math/MathML">
  <semantics>
    <mrow>
      <mover accent="true">
        <mi>L</mi>
        <mo stretchy="false">̃</mo>
      </mover>
    </mrow>
    <annotation encoding="StarMath 5.0">widetilde L</annotation>
  </semantics>
</math>
</file>